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B0000004B0BCE99ABA47FB9B61.png" manifest:media-type="image/png"/>
  <manifest:file-entry manifest:full-path="Pictures/1000000000000348000001C0D096D4B30DC9661C.jpg" manifest:media-type="image/jpeg"/>
  <manifest:file-entry manifest:full-path="Pictures/10000201000003480000035BA85490DA0577049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textarea-horizontal-align="justify" draw:textarea-vertical-align="middle" draw:auto-grow-height="false" fo:min-height="0.386cm" fo:min-width="1.738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53cm" svg:stroke-color="#000000" draw:marker-start-width="0.279cm" draw:marker-end-width="0.279cm" draw:opacity="0%" draw:textarea-horizontal-align="justify" draw:textarea-vertical-align="middle" draw:auto-grow-height="false" fo:min-height="7.445cm" fo:min-width="12.783cm" fo:padding-top="0.151cm" fo:padding-bottom="0.151cm" fo:padding-left="0.276cm" fo:padding-right="0.276cm"/>
    </style:style>
    <style:style style:name="gr12" style:family="graphic" style:parent-style-name="standard">
      <style:graphic-properties draw:textarea-horizontal-align="justify" draw:textarea-vertical-align="middle" draw:auto-grow-height="false" fo:min-height="0.449cm" fo:min-width="2.168cm"/>
      <style:paragraph-properties style:writing-mode="lr-tb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123cm" svg:height="3.123cm" svg:x="1.195cm" svg:y="3.229cm">
          <draw:image xlink:href="Pictures/10000201000004B0000004B0BCE99ABA47FB9B61.png" xlink:type="simple" xlink:show="embed" xlink:actuate="onLoad" loext:mime-type="image/png">
            <text:p text:style-name="P2"><text:span text:style-name="T1"/></text:p>
          </draw:image>
        </draw:frame>
        <draw:frame draw:style-name="gr2" draw:text-style-name="P2" xml:id="id4" draw:id="id4" draw:layer="layout" svg:width="3.108cm" svg:height="3.179cm" svg:x="9.012cm" svg:y="3.225cm">
          <draw:image xlink:href="Pictures/10000201000003480000035BA85490DA05770498.png" xlink:type="simple" xlink:show="embed" xlink:actuate="onLoad" loext:mime-type="image/png">
            <text:p text:style-name="P2"><text:s text:c="5"/></text:p>
          </draw:image>
        </draw:frame>
        <draw:frame draw:style-name="gr3" draw:text-style-name="P2" xml:id="id5" draw:id="id5" draw:layer="layout" svg:width="5.92cm" svg:height="3.157cm" svg:x="15.092cm" svg:y="3.247cm">
          <draw:image xlink:href="Pictures/1000000000000348000001C0D096D4B30DC9661C.jpg" xlink:type="simple" xlink:show="embed" xlink:actuate="onLoad" loext:mime-type="image/jpeg">
            <text:p/>
          </draw:image>
        </draw:frame>
        <draw:frame draw:style-name="gr4" draw:text-style-name="P3" draw:layer="layout" svg:width="4.826cm" svg:height="1.016cm" svg:x="0.516cm" svg:y="6.54cm">
          <draw:text-box>
            <text:p>images_in_bps</text:p>
          </draw:text-box>
        </draw:frame>
        <draw:frame draw:style-name="gr5" draw:text-style-name="P3" draw:layer="layout" svg:width="5.96cm" svg:height="0.977cm" svg:x="7.682cm" svg:y="6.54cm">
          <draw:text-box>
            <text:p>images_on_cluster</text:p>
          </draw:text-box>
        </draw:frame>
        <draw:frame draw:style-name="gr6" draw:text-style-name="P3" draw:layer="layout" svg:width="5.23cm" svg:height="0.962cm" svg:x="15.382cm" svg:y="6.54cm">
          <draw:text-box>
            <text:p>images_on_disk</text:p>
          </draw:text-box>
        </draw:frame>
        <draw:frame draw:style-name="gr6" draw:text-style-name="P3" xml:id="id1" draw:id="id1" draw:layer="layout" svg:width="2.921cm" svg:height="0.962cm" svg:x="1.343cm" svg:y="0.675cm">
          <draw:text-box>
            <text:p>Primary</text:p>
          </draw:text-box>
        </draw:frame>
        <draw:frame draw:style-name="gr7" draw:text-style-name="P3" xml:id="id3" draw:id="id3" draw:layer="layout" svg:width="3.874cm" svg:height="1cm" svg:x="12.344cm" svg:y="0.675cm">
          <draw:text-box>
            <text:p>Secondary</text:p>
          </draw:text-box>
        </draw:frame>
        <draw:connector draw:style-name="gr8" draw:text-style-name="P4" draw:layer="layout" draw:type="line" svg:x1="2.803cm" svg:y1="1.637cm" svg:x2="2.756cm" svg:y2="3.229cm" draw:start-shape="id1" draw:start-glue-point="2" draw:end-shape="id2" draw:end-glue-point="0" svg:d="M2803 1637l-47 1592" svg:viewBox="0 0 48 1593">
          <text:p/>
        </draw:connector>
        <draw:connector draw:style-name="gr9" draw:text-style-name="P4" draw:layer="layout" draw:type="line" svg:x1="14.281cm" svg:y1="1.675cm" svg:x2="10.566cm" svg:y2="3.225cm" draw:start-shape="id3" draw:start-glue-point="2" draw:end-shape="id4" draw:end-glue-point="0" svg:d="M14281 1675l-3715 1550" svg:viewBox="0 0 3716 1551">
          <text:p/>
        </draw:connector>
        <draw:connector draw:style-name="gr9" draw:text-style-name="P4" draw:layer="layout" draw:type="line" svg:x1="14.281cm" svg:y1="1.675cm" svg:x2="18.052cm" svg:y2="3.247cm" draw:start-shape="id3" draw:start-glue-point="2" draw:end-shape="id5" draw:end-glue-point="0" svg:d="M14281 1675l3771 1572" svg:viewBox="0 0 3772 1573">
          <text:p/>
        </draw:connector>
        <draw:custom-shape draw:style-name="gr10" draw:text-style-name="P1" draw:layer="layout" svg:width="2.794cm" svg:height="1.27cm" svg:x="12.065cm" svg:y="4.342cm">
          <text:p text:style-name="P1"><text:span text:style-name="T1">sync</text:span>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5" draw:layer="layout" svg:width="13.335cm" svg:height="7.747cm" svg:x="7.774cm" svg:y="0.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048cm" svg:height="1.397cm" svg:x="4.318cm" svg:y="3.961cm">
          <text:p text:style-name="P2"><text:span text:style-name="T1">refere</text:span><text:span text:style-name="T1">nc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81cm" fo:margin-bottom="0.381cm" fo:margin-left="0.381cm" fo:margin-right="0.381cm" fo:page-width="21.59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10-26T08:37:33.861942092</meta:creation-date>
    <dc:date>2022-10-26T09:10:26.647782156</dc:date>
    <meta:editing-duration>PT9M34S</meta:editing-duration>
    <meta:editing-cycles>1</meta:editing-cycles>
    <meta:document-statistic meta:object-count="14"/>
    <meta:generator>LibreOffice/6.4.7.2$Linux_X86_64 LibreOffice_project/40$Build-2</meta:generator>
  </office:meta>
</office:document-meta>
</file>